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672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ce1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2" table:default-cell-style-name="Default"/>
        <table:table-column table:style-name="co14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rass Spring eq (kg)</text:p>
          </table:table-cell>
          <table:table-cell office:value-type="string" calcext:value-type="string">
            <text:p>Steel Spring eq (kg)</text:p>
          </table:table-cell>
          <table:table-cell office:value-type="string" calcext:value-type="string">
            <text:p>x_bo (m)</text:p>
          </table:table-cell>
          <table:table-cell office:value-type="string" calcext:value-type="string">
            <text:p>delta x_bo (kg)</text:p>
          </table:table-cell>
          <table:table-cell office:value-type="string" calcext:value-type="string">
            <text:p>x_so (m)</text:p>
          </table:table-cell>
          <table:table-cell office:value-type="string" calcext:value-type="string">
            <text:p>delta x_so (kg)</text:p>
          </table:table-cell>
          <table:table-cell office:value-type="string" calcext:value-type="string">
            <text:p>m_s (kg)</text:p>
          </table:table-cell>
          <table:table-cell office:value-type="string" calcext:value-type="string">
            <text:p>delta m_s (kg)</text:p>
          </table:table-cell>
          <table:table-cell office:value-type="string" calcext:value-type="string">
            <text:p>x_s (m)</text:p>
          </table:table-cell>
          <table:table-cell office:value-type="string" calcext:value-type="string">
            <text:p>delta x_s (kg)</text:p>
          </table:table-cell>
          <table:table-cell office:value-type="string" calcext:value-type="string">
            <text:p>m_b (kg)</text:p>
          </table:table-cell>
          <table:table-cell office:value-type="string" calcext:value-type="string">
            <text:p>delta m_b (kg)</text:p>
          </table:table-cell>
          <table:table-cell office:value-type="string" calcext:value-type="string">
            <text:p>x_b (m)</text:p>
          </table:table-cell>
          <table:table-cell office:value-type="string" calcext:value-type="string">
            <text:p>delta x_b (kg)</text:p>
          </table:table-cell>
          <table:table-cell table:number-columns-repeated="3"/>
          <table:table-cell office:value-type="string" calcext:value-type="string">
            <text:p>F_b (N)</text:p>
          </table:table-cell>
          <table:table-cell table:style-name="ce3" office:value-type="string" calcext:value-type="string">
            <text:p>delta F_b (N)</text:p>
          </table:table-cell>
          <table:table-cell office:value-type="string" calcext:value-type="string">
            <text:p>F_s (N)</text:p>
          </table:table-cell>
          <table:table-cell office:value-type="string" calcext:value-type="string">
            <text:p>delta F_s (N)</text:p>
          </table:table-cell>
          <table:table-cell office:value-type="string" calcext:value-type="string">
            <text:p>Delta x_s (m)</text:p>
          </table:table-cell>
          <table:table-cell office:value-type="string" calcext:value-type="string">
            <text:p>dDelta x_s (g)</text:p>
          </table:table-cell>
          <table:table-cell office:value-type="string" calcext:value-type="string">
            <text:p>Delta x_b (m)</text:p>
          </table:table-cell>
          <table:table-cell office:value-type="string" calcext:value-type="string">
            <text:p>dDelta x_b (g)</text:p>
          </table:table-cell>
          <table:table-cell table:number-columns-repeated="6"/>
        </table:table-row>
        <table:table-row table:style-name="ro1">
          <table:table-cell table:formula="of:=50/1000" office:value-type="float" office:value="0.05" calcext:value-type="float">
            <text:p>0.05</text:p>
          </table:table-cell>
          <table:table-cell table:formula="of:=250/1000" office:value-type="float" office:value="0.25" calcext:value-type="float">
            <text:p>0.25</text:p>
          </table:table-cell>
          <table:table-cell table:formula="of:=137.4/100" office:value-type="float" office:value="1.374" calcext:value-type="float">
            <text:p>1.374</text:p>
          </table:table-cell>
          <table:table-cell table:formula="of:=2/1000" office:value-type="float" office:value="0.002" calcext:value-type="float">
            <text:p>0.002</text:p>
          </table:table-cell>
          <table:table-cell table:formula="of:=133.2/100" office:value-type="float" office:value="1.332" calcext:value-type="float">
            <text:p>1.332</text:p>
          </table:table-cell>
          <table:table-cell table:formula="of:=9/1000" office:value-type="float" office:value="0.009" calcext:value-type="float">
            <text:p>0.009</text:p>
          </table:table-cell>
          <table:table-cell table:formula="of:=350/1000" office:value-type="float" office:value="0.35" calcext:value-type="float">
            <text:p>0.35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31.4/100" office:value-type="float" office:value="1.314" calcext:value-type="float">
            <text:p>1.314</text:p>
          </table:table-cell>
          <table:table-cell table:formula="of:=10/1000" office:value-type="float" office:value="0.01" calcext:value-type="float">
            <text:p>0.01</text:p>
          </table:table-cell>
          <table:table-cell table:formula="of:=70/1000" office:value-type="float" office:value="0.07" calcext:value-type="float">
            <text:p>0.07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35/100" office:value-type="float" office:value="1.35" calcext:value-type="float">
            <text:p>1.35</text:p>
          </table:table-cell>
          <table:table-cell table:formula="of:=2/1000" office:value-type="float" office:value="0.002" calcext:value-type="float">
            <text:p>0.002</text:p>
          </table:table-cell>
          <table:table-cell table:number-columns-repeated="3"/>
          <table:table-cell table:formula="of:=[.K2] * 9.81" office:value-type="float" office:value="0.6867" calcext:value-type="float">
            <text:p>0.6867</text:p>
          </table:table-cell>
          <table:table-cell table:formula="of:=SQRT( (9.81 * [.L2])^2 + ([.K2]* 0.10003)^2 )" office:value-type="float" office:value="0.00700278716083818" calcext:value-type="float">
            <text:p>0.00700278716083818</text:p>
          </table:table-cell>
          <table:table-cell table:formula="of:=[.I2]*9.81" office:value-type="float" office:value="12.89034" calcext:value-type="float">
            <text:p>12.89034</text:p>
          </table:table-cell>
          <table:table-cell table:formula="of:=SQRT( (9.81 * [.J2])^2 + ([.I2]* 0.10003)^2 )" office:value-type="float" office:value="0.164011984714338" calcext:value-type="float">
            <text:p>0.164011984714338</text:p>
          </table:table-cell>
          <table:table-cell table:formula="of:=[.E2] - [.I2]" office:value-type="float" office:value="0.0179999999999998" calcext:value-type="float">
            <text:p>0.0179999999999998</text:p>
          </table:table-cell>
          <table:table-cell table:formula="of:=SQRT(([.F2])^2 + ([.J2])^2)" office:value-type="float" office:value="0.0134536240470737" calcext:value-type="float">
            <text:p>0.0134536240470737</text:p>
          </table:table-cell>
          <table:table-cell table:formula="of:=[.C2] - [.M2]" office:value-type="float" office:value="0.024" calcext:value-type="float">
            <text:p>0.024</text:p>
          </table:table-cell>
          <table:table-cell table:formula="of:=SQRT(([.D2])^2 + ([.N2])^2)" office:value-type="float" office:value="0.00282842712474619" calcext:value-type="float">
            <text:p>0.00282842712474619</text:p>
          </table:table-cell>
          <table:table-cell table:number-columns-repeated="6"/>
        </table:table-row>
        <table:table-row table:style-name="ro1">
          <table:table-cell table:formula="of:=50/1000" office:value-type="float" office:value="0.05" calcext:value-type="float">
            <text:p>0.05</text:p>
          </table:table-cell>
          <table:table-cell table:formula="of:=250/1000" office:value-type="float" office:value="0.25" calcext:value-type="float">
            <text:p>0.25</text:p>
          </table:table-cell>
          <table:table-cell table:formula="of:=137.4/100" office:value-type="float" office:value="1.374" calcext:value-type="float">
            <text:p>1.374</text:p>
          </table:table-cell>
          <table:table-cell office:value-type="float" office:value="2" calcext:value-type="float">
            <text:p>2</text:p>
          </table:table-cell>
          <table:table-cell table:formula="of:=133.2/100" office:value-type="float" office:value="1.332" calcext:value-type="float">
            <text:p>1.332</text:p>
          </table:table-cell>
          <table:table-cell table:formula="of:=9/1000" office:value-type="float" office:value="0.009" calcext:value-type="float">
            <text:p>0.009</text:p>
          </table:table-cell>
          <table:table-cell table:formula="of:=450/1000" office:value-type="float" office:value="0.45" calcext:value-type="float">
            <text:p>0.45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29.6/100" office:value-type="float" office:value="1.296" calcext:value-type="float">
            <text:p>1.296</text:p>
          </table:table-cell>
          <table:table-cell table:formula="of:=12/1000" office:value-type="float" office:value="0.012" calcext:value-type="float">
            <text:p>0.012</text:p>
          </table:table-cell>
          <table:table-cell table:formula="of:=90/1000" office:value-type="float" office:value="0.09" calcext:value-type="float">
            <text:p>0.09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32.4/100" office:value-type="float" office:value="1.324" calcext:value-type="float">
            <text:p>1.324</text:p>
          </table:table-cell>
          <table:table-cell table:formula="of:=2/1000" office:value-type="float" office:value="0.002" calcext:value-type="float">
            <text:p>0.002</text:p>
          </table:table-cell>
          <table:table-cell table:number-columns-repeated="3"/>
          <table:table-cell table:formula="of:=[.K3] * 9.81" office:value-type="float" office:value="0.8829" calcext:value-type="float">
            <text:p>0.8829</text:p>
          </table:table-cell>
          <table:table-cell table:formula="of:=SQRT( (9.81 * [.L3])^2 + ([.K3]* 0.10003)^2 )" office:value-type="float" office:value="0.00900323446878954" calcext:value-type="float">
            <text:p>0.00900323446878954</text:p>
          </table:table-cell>
          <table:table-cell table:formula="of:=[.I3]*9.81" office:value-type="float" office:value="12.71376" calcext:value-type="float">
            <text:p>12.71376</text:p>
          </table:table-cell>
          <table:table-cell table:formula="of:=SQRT( (9.81 * [.J3])^2 + ([.I3]* 0.10003)^2 )" office:value-type="float" office:value="0.175112071564625" calcext:value-type="float">
            <text:p>0.175112071564625</text:p>
          </table:table-cell>
          <table:table-cell table:formula="of:=[.E2] - [.I3]" office:value-type="float" office:value="0.0359999999999998" calcext:value-type="float">
            <text:p>0.0359999999999998</text:p>
          </table:table-cell>
          <table:table-cell table:formula="of:=SQRT(([.F3])^2 + ([.J3])^2)" office:value-type="float" office:value="0.015" calcext:value-type="float">
            <text:p>0.015</text:p>
          </table:table-cell>
          <table:table-cell table:formula="of:=[.C2]-[.M3]" office:value-type="float" office:value="0.05" calcext:value-type="float">
            <text:p>0.05</text:p>
          </table:table-cell>
          <table:table-cell table:formula="of:=SQRT(([.D3])^2 + ([.N3])^2)" office:value-type="float" office:value="2.00000099999975" calcext:value-type="float">
            <text:p>2.00000099999975</text:p>
          </table:table-cell>
          <table:table-cell table:number-columns-repeated="6"/>
        </table:table-row>
        <table:table-row table:style-name="ro1">
          <table:table-cell table:formula="of:=50/1000" office:value-type="float" office:value="0.05" calcext:value-type="float">
            <text:p>0.05</text:p>
          </table:table-cell>
          <table:table-cell table:formula="of:=250/1000" office:value-type="float" office:value="0.25" calcext:value-type="float">
            <text:p>0.25</text:p>
          </table:table-cell>
          <table:table-cell table:formula="of:=137.4/100" office:value-type="float" office:value="1.374" calcext:value-type="float">
            <text:p>1.374</text:p>
          </table:table-cell>
          <table:table-cell table:formula="of:=2/1000" office:value-type="float" office:value="0.002" calcext:value-type="float">
            <text:p>0.002</text:p>
          </table:table-cell>
          <table:table-cell table:formula="of:=133.2/100" office:value-type="float" office:value="1.332" calcext:value-type="float">
            <text:p>1.332</text:p>
          </table:table-cell>
          <table:table-cell table:formula="of:=9/1000" office:value-type="float" office:value="0.009" calcext:value-type="float">
            <text:p>0.009</text:p>
          </table:table-cell>
          <table:table-cell table:formula="of:=550/1000" office:value-type="float" office:value="0.55" calcext:value-type="float">
            <text:p>0.55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27.7/100" office:value-type="float" office:value="1.277" calcext:value-type="float">
            <text:p>1.277</text:p>
          </table:table-cell>
          <table:table-cell table:formula="of:=14/1000" office:value-type="float" office:value="0.014" calcext:value-type="float">
            <text:p>0.014</text:p>
          </table:table-cell>
          <table:table-cell table:formula="of:=110/1000" office:value-type="float" office:value="0.11" calcext:value-type="float">
            <text:p>0.11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29.9/100" office:value-type="float" office:value="1.299" calcext:value-type="float">
            <text:p>1.299</text:p>
          </table:table-cell>
          <table:table-cell table:formula="of:=2/1000" office:value-type="float" office:value="0.002" calcext:value-type="float">
            <text:p>0.002</text:p>
          </table:table-cell>
          <table:table-cell table:number-columns-repeated="3"/>
          <table:table-cell table:formula="of:=[.K4] * 9.81" office:value-type="float" office:value="1.0791" calcext:value-type="float">
            <text:p>1.0791</text:p>
          </table:table-cell>
          <table:table-cell table:formula="of:=SQRT( (9.81 * [.L4])^2 + ([.K4]* 0.10003)^2 )" office:value-type="float" office:value="0.0110037372969369" calcext:value-type="float">
            <text:p>0.0110037372969369</text:p>
          </table:table-cell>
          <table:table-cell table:formula="of:=[.I4]*9.81" office:value-type="float" office:value="12.52737" calcext:value-type="float">
            <text:p>12.52737</text:p>
          </table:table-cell>
          <table:table-cell table:formula="of:=SQRT( (9.81 * [.J4])^2 + ([.I4]* 0.10003)^2 )" office:value-type="float" office:value="0.18756159372765" calcext:value-type="float">
            <text:p>0.18756159372765</text:p>
          </table:table-cell>
          <table:table-cell table:formula="of:=[.E2] - [.I4]" office:value-type="float" office:value="0.0549999999999997" calcext:value-type="float">
            <text:p>0.0549999999999997</text:p>
          </table:table-cell>
          <table:table-cell table:formula="of:=SQRT(([.F4])^2 + ([.J4])^2)" office:value-type="float" office:value="0.0166433169770932" calcext:value-type="float">
            <text:p>0.0166433169770932</text:p>
          </table:table-cell>
          <table:table-cell table:formula="of:=[.C2] - [.M4]" office:value-type="float" office:value="0.075" calcext:value-type="float">
            <text:p>0.075</text:p>
          </table:table-cell>
          <table:table-cell table:formula="of:=SQRT(([.D4])^2 + ([.N4])^2)" office:value-type="float" office:value="0.00282842712474619" calcext:value-type="float">
            <text:p>0.00282842712474619</text:p>
          </table:table-cell>
          <table:table-cell table:number-columns-repeated="6"/>
        </table:table-row>
        <table:table-row table:style-name="ro1">
          <table:table-cell table:formula="of:=50/1000" office:value-type="float" office:value="0.05" calcext:value-type="float">
            <text:p>0.05</text:p>
          </table:table-cell>
          <table:table-cell table:formula="of:=250/1000" office:value-type="float" office:value="0.25" calcext:value-type="float">
            <text:p>0.25</text:p>
          </table:table-cell>
          <table:table-cell table:formula="of:=137.4/100" office:value-type="float" office:value="1.374" calcext:value-type="float">
            <text:p>1.374</text:p>
          </table:table-cell>
          <table:table-cell table:formula="of:=2/1000" office:value-type="float" office:value="0.002" calcext:value-type="float">
            <text:p>0.002</text:p>
          </table:table-cell>
          <table:table-cell table:formula="of:=133.2/100" office:value-type="float" office:value="1.332" calcext:value-type="float">
            <text:p>1.332</text:p>
          </table:table-cell>
          <table:table-cell table:formula="of:=9/1000" office:value-type="float" office:value="0.009" calcext:value-type="float">
            <text:p>0.009</text:p>
          </table:table-cell>
          <table:table-cell table:formula="of:=650/1000" office:value-type="float" office:value="0.65" calcext:value-type="float">
            <text:p>0.65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26/100" office:value-type="float" office:value="1.26" calcext:value-type="float">
            <text:p>1.26</text:p>
          </table:table-cell>
          <table:table-cell table:formula="of:=10/1000" office:value-type="float" office:value="0.01" calcext:value-type="float">
            <text:p>0.01</text:p>
          </table:table-cell>
          <table:table-cell table:formula="of:=130/1000" office:value-type="float" office:value="0.13" calcext:value-type="float">
            <text:p>0.13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27.6/100" office:value-type="float" office:value="1.276" calcext:value-type="float">
            <text:p>1.276</text:p>
          </table:table-cell>
          <table:table-cell table:formula="of:=2/1000" office:value-type="float" office:value="0.002" calcext:value-type="float">
            <text:p>0.002</text:p>
          </table:table-cell>
          <table:table-cell table:number-columns-repeated="3"/>
          <table:table-cell table:formula="of:=[.K5] * 9.81" office:value-type="float" office:value="1.2753" calcext:value-type="float">
            <text:p>1.2753</text:p>
          </table:table-cell>
          <table:table-cell table:formula="of:=SQRT( (9.81 * [.L5])^2 + ([.K5]* 0.10003)^2 )" office:value-type="float" office:value="0.0130042700225734" calcext:value-type="float">
            <text:p>0.0130042700225734</text:p>
          </table:table-cell>
          <table:table-cell table:formula="of:=[.I5]*9.81" office:value-type="float" office:value="12.3606" calcext:value-type="float">
            <text:p>12.3606</text:p>
          </table:table-cell>
          <table:table-cell table:formula="of:=SQRT( (9.81 * [.J5])^2 + ([.I5]* 0.10003)^2 )" office:value-type="float" office:value="0.159715800811441" calcext:value-type="float">
            <text:p>0.159715800811441</text:p>
          </table:table-cell>
          <table:table-cell table:formula="of:=[.E2] - [.I5]" office:value-type="float" office:value="0.0719999999999998" calcext:value-type="float">
            <text:p>0.0719999999999998</text:p>
          </table:table-cell>
          <table:table-cell table:formula="of:=SQRT(([.F5])^2 + ([.J5])^2)" office:value-type="float" office:value="0.0134536240470737" calcext:value-type="float">
            <text:p>0.0134536240470737</text:p>
          </table:table-cell>
          <table:table-cell table:formula="of:=[.C2] - [.M5]" office:value-type="float" office:value="0.0980000000000001" calcext:value-type="float">
            <text:p>0.0980000000000001</text:p>
          </table:table-cell>
          <table:table-cell table:formula="of:=SQRT(([.D5])^2 + ([.N5])^2)" office:value-type="float" office:value="0.00282842712474619" calcext:value-type="float">
            <text:p>0.00282842712474619</text:p>
          </table:table-cell>
          <table:table-cell table:number-columns-repeated="6"/>
        </table:table-row>
        <table:table-row table:style-name="ro1">
          <table:table-cell table:formula="of:=50/1000" office:value-type="float" office:value="0.05" calcext:value-type="float">
            <text:p>0.05</text:p>
          </table:table-cell>
          <table:table-cell table:formula="of:=250/1000" office:value-type="float" office:value="0.25" calcext:value-type="float">
            <text:p>0.25</text:p>
          </table:table-cell>
          <table:table-cell table:formula="of:=137.4/100" office:value-type="float" office:value="1.374" calcext:value-type="float">
            <text:p>1.374</text:p>
          </table:table-cell>
          <table:table-cell table:formula="of:=2/1000" office:value-type="float" office:value="0.002" calcext:value-type="float">
            <text:p>0.002</text:p>
          </table:table-cell>
          <table:table-cell table:formula="of:=133.2/100" office:value-type="float" office:value="1.332" calcext:value-type="float">
            <text:p>1.332</text:p>
          </table:table-cell>
          <table:table-cell table:formula="of:=9/1000" office:value-type="float" office:value="0.009" calcext:value-type="float">
            <text:p>0.009</text:p>
          </table:table-cell>
          <table:table-cell table:formula="of:=750/1000" office:value-type="float" office:value="0.75" calcext:value-type="float">
            <text:p>0.75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24.2/100" office:value-type="float" office:value="1.242" calcext:value-type="float">
            <text:p>1.242</text:p>
          </table:table-cell>
          <table:table-cell table:formula="of:=10/1000" office:value-type="float" office:value="0.01" calcext:value-type="float">
            <text:p>0.01</text:p>
          </table:table-cell>
          <table:table-cell table:formula="of:=150/1000" office:value-type="float" office:value="0.15" calcext:value-type="float">
            <text:p>0.15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25/100" office:value-type="float" office:value="1.25" calcext:value-type="float">
            <text:p>1.25</text:p>
          </table:table-cell>
          <table:table-cell table:formula="of:=2/1000" office:value-type="float" office:value="0.002" calcext:value-type="float">
            <text:p>0.002</text:p>
          </table:table-cell>
          <table:table-cell table:number-columns-repeated="3"/>
          <table:table-cell table:formula="of:=[.K6] * 9.81" office:value-type="float" office:value="1.4715" calcext:value-type="float">
            <text:p>1.4715</text:p>
          </table:table-cell>
          <table:table-cell table:formula="of:=SQRT( (9.81 * [.L6])^2 + ([.K6]* 0.10003)^2 )" office:value-type="float" office:value="0.0150048206873658" calcext:value-type="float">
            <text:p>0.0150048206873658</text:p>
          </table:table-cell>
          <table:table-cell table:formula="of:=[.I6]*9.81" office:value-type="float" office:value="12.18402" calcext:value-type="float">
            <text:p>12.18402</text:p>
          </table:table-cell>
          <table:table-cell table:formula="of:=SQRT( (9.81 * [.J6])^2 + ([.I6]* 0.10003)^2 )" office:value-type="float" office:value="0.158298789547828" calcext:value-type="float">
            <text:p>0.158298789547828</text:p>
          </table:table-cell>
          <table:table-cell table:formula="of:=[.E2] - [.I6]" office:value-type="float" office:value="0.0899999999999999" calcext:value-type="float">
            <text:p>0.0899999999999999</text:p>
          </table:table-cell>
          <table:table-cell table:formula="of:=SQRT(([.F6])^2 + ([.J6])^2)" office:value-type="float" office:value="0.0134536240470737" calcext:value-type="float">
            <text:p>0.0134536240470737</text:p>
          </table:table-cell>
          <table:table-cell table:formula="of:=[.C2] - [.M6]" office:value-type="float" office:value="0.124" calcext:value-type="float">
            <text:p>0.124</text:p>
          </table:table-cell>
          <table:table-cell table:formula="of:=SQRT(([.D6])^2 + ([.N6])^2)" office:value-type="float" office:value="0.00282842712474619" calcext:value-type="float">
            <text:p>0.00282842712474619</text:p>
          </table:table-cell>
          <table:table-cell table:number-columns-repeated="6"/>
        </table:table-row>
        <table:table-row table:style-name="ro1">
          <table:table-cell table:formula="of:=50/1000" office:value-type="float" office:value="0.05" calcext:value-type="float">
            <text:p>0.05</text:p>
          </table:table-cell>
          <table:table-cell table:formula="of:=250/1000" office:value-type="float" office:value="0.25" calcext:value-type="float">
            <text:p>0.25</text:p>
          </table:table-cell>
          <table:table-cell table:formula="of:=137.4/100" office:value-type="float" office:value="1.374" calcext:value-type="float">
            <text:p>1.374</text:p>
          </table:table-cell>
          <table:table-cell table:formula="of:=2/1000" office:value-type="float" office:value="0.002" calcext:value-type="float">
            <text:p>0.002</text:p>
          </table:table-cell>
          <table:table-cell table:formula="of:=133.2/100" office:value-type="float" office:value="1.332" calcext:value-type="float">
            <text:p>1.332</text:p>
          </table:table-cell>
          <table:table-cell table:formula="of:=9/1000" office:value-type="float" office:value="0.009" calcext:value-type="float">
            <text:p>0.009</text:p>
          </table:table-cell>
          <table:table-cell table:formula="of:=850/1000" office:value-type="float" office:value="0.85" calcext:value-type="float">
            <text:p>0.85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22.3/100" office:value-type="float" office:value="1.223" calcext:value-type="float">
            <text:p>1.223</text:p>
          </table:table-cell>
          <table:table-cell table:formula="of:=10/1000" office:value-type="float" office:value="0.01" calcext:value-type="float">
            <text:p>0.01</text:p>
          </table:table-cell>
          <table:table-cell table:formula="of:=170/1000" office:value-type="float" office:value="0.17" calcext:value-type="float">
            <text:p>0.17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22.6/100" office:value-type="float" office:value="1.226" calcext:value-type="float">
            <text:p>1.226</text:p>
          </table:table-cell>
          <table:table-cell table:formula="of:=2/1000" office:value-type="float" office:value="0.002" calcext:value-type="float">
            <text:p>0.002</text:p>
          </table:table-cell>
          <table:table-cell table:number-columns-repeated="3"/>
          <table:table-cell table:formula="of:=[.K7] * 9.81" office:value-type="float" office:value="1.6677" calcext:value-type="float">
            <text:p>1.6677</text:p>
          </table:table-cell>
          <table:table-cell table:formula="of:=SQRT( (9.81 * [.L7])^2 + ([.K7]* 0.10003)^2 )" office:value-type="float" office:value="0.01700538296011" calcext:value-type="float">
            <text:p>0.01700538296011</text:p>
          </table:table-cell>
          <table:table-cell table:formula="of:=[.I7]*9.81" office:value-type="float" office:value="11.99763" calcext:value-type="float">
            <text:p>11.99763</text:p>
          </table:table-cell>
          <table:table-cell table:formula="of:=SQRT( (9.81 * [.J7])^2 + ([.I7]* 0.10003)^2 )" office:value-type="float" office:value="0.156811593066827" calcext:value-type="float">
            <text:p>0.156811593066827</text:p>
          </table:table-cell>
          <table:table-cell table:formula="of:=[.E2] - [.I7]" office:value-type="float" office:value="0.109" calcext:value-type="float">
            <text:p>0.109</text:p>
          </table:table-cell>
          <table:table-cell table:formula="of:=SQRT(([.F7])^2 + ([.J7])^2)" office:value-type="float" office:value="0.0134536240470737" calcext:value-type="float">
            <text:p>0.0134536240470737</text:p>
          </table:table-cell>
          <table:table-cell table:formula="of:=[.C2] - [.M7]" office:value-type="float" office:value="0.148" calcext:value-type="float">
            <text:p>0.148</text:p>
          </table:table-cell>
          <table:table-cell table:formula="of:=SQRT(([.D7])^2 + ([.N7])^2)" office:value-type="float" office:value="0.00282842712474619" calcext:value-type="float">
            <text:p>0.00282842712474619</text:p>
          </table:table-cell>
          <table:table-cell table:number-columns-repeated="6"/>
        </table:table-row>
        <table:table-row table:style-name="ro1">
          <table:table-cell table:formula="of:=50/1000" office:value-type="float" office:value="0.05" calcext:value-type="float">
            <text:p>0.05</text:p>
          </table:table-cell>
          <table:table-cell table:formula="of:=250/1000" office:value-type="float" office:value="0.25" calcext:value-type="float">
            <text:p>0.25</text:p>
          </table:table-cell>
          <table:table-cell table:formula="of:=137.4/100" office:value-type="float" office:value="1.374" calcext:value-type="float">
            <text:p>1.374</text:p>
          </table:table-cell>
          <table:table-cell table:formula="of:=2/1000" office:value-type="float" office:value="0.002" calcext:value-type="float">
            <text:p>0.002</text:p>
          </table:table-cell>
          <table:table-cell table:formula="of:=133.2/100" office:value-type="float" office:value="1.332" calcext:value-type="float">
            <text:p>1.332</text:p>
          </table:table-cell>
          <table:table-cell table:formula="of:=9/1000" office:value-type="float" office:value="0.009" calcext:value-type="float">
            <text:p>0.009</text:p>
          </table:table-cell>
          <table:table-cell table:formula="of:=950/1000" office:value-type="float" office:value="0.95" calcext:value-type="float">
            <text:p>0.95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20.6/100" office:value-type="float" office:value="1.206" calcext:value-type="float">
            <text:p>1.206</text:p>
          </table:table-cell>
          <table:table-cell table:formula="of:=10/1000" office:value-type="float" office:value="0.01" calcext:value-type="float">
            <text:p>0.01</text:p>
          </table:table-cell>
          <table:table-cell table:formula="of:=190/1000" office:value-type="float" office:value="0.19" calcext:value-type="float">
            <text:p>0.19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20.1/100" office:value-type="float" office:value="1.201" calcext:value-type="float">
            <text:p>1.201</text:p>
          </table:table-cell>
          <table:table-cell table:formula="of:=2/1000" office:value-type="float" office:value="0.002" calcext:value-type="float">
            <text:p>0.002</text:p>
          </table:table-cell>
          <table:table-cell table:number-columns-repeated="3"/>
          <table:table-cell table:formula="of:=[.K8] * 9.81" office:value-type="float" office:value="1.8639" calcext:value-type="float">
            <text:p>1.8639</text:p>
          </table:table-cell>
          <table:table-cell table:formula="of:=SQRT( (9.81 * [.L8])^2 + ([.K8]* 0.10003)^2 )" office:value-type="float" office:value="0.0190059531752554" calcext:value-type="float">
            <text:p>0.0190059531752554</text:p>
          </table:table-cell>
          <table:table-cell table:formula="of:=[.I8]*9.81" office:value-type="float" office:value="11.83086" calcext:value-type="float">
            <text:p>11.83086</text:p>
          </table:table-cell>
          <table:table-cell table:formula="of:=SQRT( (9.81 * [.J8])^2 + ([.I8]* 0.10003)^2 )" office:value-type="float" office:value="0.155488578117469" calcext:value-type="float">
            <text:p>0.155488578117469</text:p>
          </table:table-cell>
          <table:table-cell table:formula="of:=[.E2] - [.I8]" office:value-type="float" office:value="0.126" calcext:value-type="float">
            <text:p>0.126</text:p>
          </table:table-cell>
          <table:table-cell table:formula="of:=SQRT(([.F8])^2 + ([.J8])^2)" office:value-type="float" office:value="0.0134536240470737" calcext:value-type="float">
            <text:p>0.0134536240470737</text:p>
          </table:table-cell>
          <table:table-cell table:formula="of:=[.C2] - [.M8]" office:value-type="float" office:value="0.173" calcext:value-type="float">
            <text:p>0.173</text:p>
          </table:table-cell>
          <table:table-cell table:formula="of:=SQRT(([.D8])^2 + ([.N8])^2)" office:value-type="float" office:value="0.00282842712474619" calcext:value-type="float">
            <text:p>0.00282842712474619</text:p>
          </table:table-cell>
          <table:table-cell table:number-columns-repeated="6"/>
        </table:table-row>
        <table:table-row table:style-name="ro1">
          <table:table-cell table:formula="of:=50/1000" office:value-type="float" office:value="0.05" calcext:value-type="float">
            <text:p>0.05</text:p>
          </table:table-cell>
          <table:table-cell table:formula="of:=250/1000" office:value-type="float" office:value="0.25" calcext:value-type="float">
            <text:p>0.25</text:p>
          </table:table-cell>
          <table:table-cell table:formula="of:=137.4/100" office:value-type="float" office:value="1.374" calcext:value-type="float">
            <text:p>1.374</text:p>
          </table:table-cell>
          <table:table-cell table:formula="of:=2/1000" office:value-type="float" office:value="0.002" calcext:value-type="float">
            <text:p>0.002</text:p>
          </table:table-cell>
          <table:table-cell table:formula="of:=133.2/100" office:value-type="float" office:value="1.332" calcext:value-type="float">
            <text:p>1.332</text:p>
          </table:table-cell>
          <table:table-cell table:formula="of:=9/1000" office:value-type="float" office:value="0.009" calcext:value-type="float">
            <text:p>0.009</text:p>
          </table:table-cell>
          <table:table-cell table:formula="of:=1050/1000" office:value-type="float" office:value="1.05" calcext:value-type="float">
            <text:p>1.05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18.7/100" office:value-type="float" office:value="1.187" calcext:value-type="float">
            <text:p>1.187</text:p>
          </table:table-cell>
          <table:table-cell table:formula="of:=10/1000" office:value-type="float" office:value="0.01" calcext:value-type="float">
            <text:p>0.01</text:p>
          </table:table-cell>
          <table:table-cell table:formula="of:=210/1000" office:value-type="float" office:value="0.21" calcext:value-type="float">
            <text:p>0.21</text:p>
          </table:table-cell>
          <table:table-cell table:formula="of:=0.01/1000" office:value-type="float" office:value="0.00001" calcext:value-type="float">
            <text:p>0.00001</text:p>
          </table:table-cell>
          <table:table-cell table:formula="of:=117.6/100" office:value-type="float" office:value="1.176" calcext:value-type="float">
            <text:p>1.176</text:p>
          </table:table-cell>
          <table:table-cell table:formula="of:=2/1000" office:value-type="float" office:value="0.002" calcext:value-type="float">
            <text:p>0.002</text:p>
          </table:table-cell>
          <table:table-cell table:number-columns-repeated="3"/>
          <table:table-cell table:formula="of:=[.K9] * 9.81" office:value-type="float" office:value="2.0601" calcext:value-type="float">
            <text:p>2.0601</text:p>
          </table:table-cell>
          <table:table-cell table:formula="of:=SQRT( (9.81 * [.L9])^2 + ([.K9]* 0.10003)^2 )" office:value-type="float" office:value="0.0210065290636031" calcext:value-type="float">
            <text:p>0.0210065290636031</text:p>
          </table:table-cell>
          <table:table-cell table:formula="of:=[.I9]*9.81" office:value-type="float" office:value="11.64447" calcext:value-type="float">
            <text:p>11.64447</text:p>
          </table:table-cell>
          <table:table-cell table:formula="of:=SQRT( (9.81 * [.J9])^2 + ([.I9]* 0.10003)^2 )" office:value-type="float" office:value="0.154018684197964" calcext:value-type="float">
            <text:p>0.154018684197964</text:p>
          </table:table-cell>
          <table:table-cell table:formula="of:=[.E2] - [.I9]" office:value-type="float" office:value="0.145" calcext:value-type="float">
            <text:p>0.145</text:p>
          </table:table-cell>
          <table:table-cell table:formula="of:=SQRT(([.F9])^2 + ([.J9])^2)" office:value-type="float" office:value="0.0134536240470737" calcext:value-type="float">
            <text:p>0.0134536240470737</text:p>
          </table:table-cell>
          <table:table-cell table:formula="of:=[.C2] - [.M9]" office:value-type="float" office:value="0.198" calcext:value-type="float">
            <text:p>0.198</text:p>
          </table:table-cell>
          <table:table-cell table:formula="of:=SQRT(([.D9])^2 + ([.N9])^2)" office:value-type="float" office:value="0.00282842712474619" calcext:value-type="float">
            <text:p>0.00282842712474619</text:p>
          </table:table-cell>
          <table:table-cell table:number-columns-repeated="6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style-name="ce1" table:number-columns-repeated="16"/>
          <table:table-cell/>
          <table:table-cell table:style-name="ce1" table:number-columns-repeated="13"/>
          <table:table-cell/>
        </table:table-row>
        <table:table-row table:style-name="ro1">
          <table:table-cell office:value-type="string" calcext:value-type="string">
            <text:p>m_bs (kg)</text:p>
          </table:table-cell>
          <table:table-cell office:value-type="string" calcext:value-type="string">
            <text:p>delta m_bs (kg)</text:p>
          </table:table-cell>
          <table:table-cell office:value-type="string" calcext:value-type="string">
            <text:p>m_bh (kg)</text:p>
          </table:table-cell>
          <table:table-cell office:value-type="string" calcext:value-type="string">
            <text:p>delta m_bh (kg)</text:p>
          </table:table-cell>
          <table:table-cell office:value-type="string" calcext:value-type="string">
            <text:p>t_b (s)</text:p>
          </table:table-cell>
          <table:table-cell office:value-type="string" calcext:value-type="string">
            <text:p>delta t_b (s)</text:p>
          </table:table-cell>
          <table:table-cell table:number-columns-repeated="2"/>
          <table:table-cell office:value-type="string" calcext:value-type="string">
            <text:p>m_ss (kg)</text:p>
          </table:table-cell>
          <table:table-cell office:value-type="string" calcext:value-type="string">
            <text:p>delta m_ss (kg)</text:p>
          </table:table-cell>
          <table:table-cell table:number-columns-repeated="2"/>
          <table:table-cell office:value-type="string" calcext:value-type="string">
            <text:p>m_sh (kg)</text:p>
          </table:table-cell>
          <table:table-cell office:value-type="string" calcext:value-type="string">
            <text:p>delta m_sh (kg)</text:p>
          </table:table-cell>
          <table:table-cell office:value-type="string" calcext:value-type="string">
            <text:p>t_s (s)</text:p>
          </table:table-cell>
          <table:table-cell office:value-type="string" calcext:value-type="string">
            <text:p>delta t_s (s)</text:p>
          </table:table-cell>
          <table:table-cell/>
          <table:table-cell office:value-type="string" calcext:value-type="string">
            <text:p>t_sAvg (s)</text:p>
          </table:table-cell>
          <table:table-cell office:value-type="string" calcext:value-type="string">
            <text:p>delta t_sAvg (s)</text:p>
          </table:table-cell>
          <table:table-cell office:value-type="string" calcext:value-type="string">
            <text:p>t_bAvg (s)</text:p>
          </table:table-cell>
          <table:table-cell office:value-type="string" calcext:value-type="string">
            <text:p>delta t_bAvg (s)</text:p>
          </table:table-cell>
          <table:table-cell office:value-type="string" calcext:value-type="string">
            <text:p>T_s (s)</text:p>
          </table:table-cell>
          <table:table-cell office:value-type="string" calcext:value-type="string">
            <text:p>delta T_s (s)</text:p>
          </table:table-cell>
          <table:table-cell office:value-type="string" calcext:value-type="string">
            <text:p>T_b (s)</text:p>
          </table:table-cell>
          <table:table-cell office:value-type="string" calcext:value-type="string">
            <text:p>delta T_b (s)</text:p>
          </table:table-cell>
          <table:table-cell office:value-type="string" calcext:value-type="string">
            <text:p>m_effs (kg)</text:p>
          </table:table-cell>
          <table:table-cell office:value-type="string" calcext:value-type="string">
            <text:p>m_effb (kg)</text:p>
          </table:table-cell>
          <table:table-cell office:value-type="string" calcext:value-type="string">
            <text:p>k_s</text:p>
          </table:table-cell>
          <table:table-cell office:value-type="string" calcext:value-type="string">
            <text:p>delta k_s</text:p>
          </table:table-cell>
          <table:table-cell office:value-type="string" calcext:value-type="string">
            <text:p>k_b</text:p>
          </table:table-cell>
          <table:table-cell office:value-type="string" calcext:value-type="string">
            <text:p>delta k_b</text:p>
          </table:table-cell>
        </table:table-row>
        <table:table-row table:style-name="ro1">
          <table:table-cell table:formula="of:=159.4/1000" office:value-type="float" office:value="0.1594" calcext:value-type="float">
            <text:p>0.1594</text:p>
          </table:table-cell>
          <table:table-cell table:formula="of:=0.1/1000" office:value-type="float" office:value="0.0001" calcext:value-type="float">
            <text:p>0.0001</text:p>
          </table:table-cell>
          <table:table-cell table:formula="of:=49.8/1000" office:value-type="float" office:value="0.0498" calcext:value-type="float">
            <text:p>0.0498</text:p>
          </table:table-cell>
          <table:table-cell table:formula="of:=0.1/1000" office:value-type="float" office:value="0.0001" calcext:value-type="float">
            <text:p>0.0001</text:p>
          </table:table-cell>
          <table:table-cell office:value-type="float" office:value="7.52" calcext:value-type="float">
            <text:p>7.52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(1000+249.5)/1000" office:value-type="float" office:value="1.2495" calcext:value-type="float">
            <text:p>1.2495</text:p>
          </table:table-cell>
          <table:table-cell table:formula="of:=0.1/1000" office:value-type="float" office:value="0.0001" calcext:value-type="float">
            <text:p>0.0001</text:p>
          </table:table-cell>
          <table:table-cell table:number-columns-repeated="2"/>
          <table:table-cell table:formula="of:=1049.8/1000" office:value-type="float" office:value="1.0498" calcext:value-type="float">
            <text:p>1.0498</text:p>
          </table:table-cell>
          <table:table-cell table:formula="of:=0.1/1000" office:value-type="float" office:value="0.0001" calcext:value-type="float">
            <text:p>0.0001</text:p>
          </table:table-cell>
          <table:table-cell office:value-type="float" office:value="9.16" calcext:value-type="float">
            <text:p>9.1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O21:.O30])/10" office:value-type="float" office:value="9.199" calcext:value-type="float">
            <text:p>9.199</text:p>
          </table:table-cell>
          <table:table-cell table:formula="of:=STDEV([.O21:.O30]) / SQRT(10)" office:value-type="float" office:value="0.0205182845286832" calcext:value-type="float">
            <text:p>0.0205182845286832</text:p>
          </table:table-cell>
          <table:table-cell table:formula="of:=SUM([.E21:.E30])/10" office:value-type="float" office:value="7.422" calcext:value-type="float">
            <text:p>7.422</text:p>
          </table:table-cell>
          <table:table-cell table:formula="of:=STDEV([.E21:.E30])/SQRT(10)" office:value-type="float" office:value="0.0152606975230128" calcext:value-type="float">
            <text:p>0.0152606975230128</text:p>
          </table:table-cell>
          <table:table-cell table:formula="of:=[.R21]/10" office:value-type="float" office:value="0.9199" calcext:value-type="float">
            <text:p>0.9199</text:p>
          </table:table-cell>
          <table:table-cell table:formula="of:=[.S21]/10" office:value-type="float" office:value="0.00205182845286832" calcext:value-type="float">
            <text:p>0.00205182845286832</text:p>
          </table:table-cell>
          <table:table-cell table:formula="of:=[.T21]/10" office:value-type="float" office:value="0.7422" calcext:value-type="float">
            <text:p>0.7422</text:p>
          </table:table-cell>
          <table:table-cell table:formula="of:=[.U21]/10" office:value-type="float" office:value="0.00152606975230128" calcext:value-type="float">
            <text:p>0.00152606975230128</text:p>
          </table:table-cell>
          <table:table-cell table:formula="of:=[.M21] + ([.I2]/3)" office:value-type="float" office:value="1.4878" calcext:value-type="float">
            <text:p>1.4878</text:p>
          </table:table-cell>
          <table:table-cell table:formula="of:=[.C21] + ([.A21]/3)" office:value-type="float" office:value="0.102933333333333" calcext:value-type="float">
            <text:p>0.102933333333333</text:p>
          </table:table-cell>
          <table:table-cell table:formula="of:=(4*PI()^2*[.Z21])/([.V21]^2)" office:value-type="float" office:value="69.4101612563002" calcext:value-type="float">
            <text:p>69.4101612563002</text:p>
          </table:table-cell>
          <table:table-cell table:formula="of:=[.AB21]*SQRT( ([.J21]/[.Z21])^2 + ([.W21]/[.V21])^2)" office:value-type="float" office:value="0.15488899920423" calcext:value-type="float">
            <text:p>0.15488899920423</text:p>
          </table:table-cell>
          <table:table-cell table:formula="of:=(4*PI()^2*[.AA21])/([.X21]^2)" office:value-type="float" office:value="7.37689961541259" calcext:value-type="float">
            <text:p>7.37689961541259</text:p>
          </table:table-cell>
          <table:table-cell table:formula="of:=[.AD21] * SQRT( ([.B21]/[.AA21])^2 + ([.Y21]/[.X21])^2)" office:value-type="float" office:value="0.0167758282159119" calcext:value-type="float">
            <text:p>0.0167758282159119</text:p>
          </table:table-cell>
        </table:table-row>
        <table:table-row table:style-name="ro1">
          <table:table-cell table:number-columns-repeated="4"/>
          <table:table-cell office:value-type="float" office:value="7.44" calcext:value-type="float">
            <text:p>7.44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office:value-type="float" office:value="9.27" calcext:value-type="float">
            <text:p>9.27</text:p>
          </table:table-cell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7.39" calcext:value-type="float">
            <text:p>7.39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office:value-type="float" office:value="9.16" calcext:value-type="float">
            <text:p>9.16</text:p>
          </table:table-cell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7.43" calcext:value-type="float">
            <text:p>7.43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office:value-type="float" office:value="9.3" calcext:value-type="float">
            <text:p>9.3</text:p>
          </table:table-cell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7.43" calcext:value-type="float">
            <text:p>7.43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office:value-type="float" office:value="9.12" calcext:value-type="float">
            <text:p>9.12</text:p>
          </table:table-cell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7.4" calcext:value-type="float">
            <text:p>7.4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office:value-type="float" office:value="9.18" calcext:value-type="float">
            <text:p>9.18</text:p>
          </table:table-cell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7.38" calcext:value-type="float">
            <text:p>7.38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office:value-type="float" office:value="9.16" calcext:value-type="float">
            <text:p>9.16</text:p>
          </table:table-cell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7.35" calcext:value-type="float">
            <text:p>7.35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office:value-type="float" office:value="9.24" calcext:value-type="float">
            <text:p>9.24</text:p>
          </table:table-cell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7.41" calcext:value-type="float">
            <text:p>7.41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office:value-type="float" office:value="9.27" calcext:value-type="float">
            <text:p>9.27</text:p>
          </table:table-cell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7.47" calcext:value-type="float">
            <text:p>7.47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office:value-type="float" office:value="9.13" calcext:value-type="float">
            <text:p>9.13</text:p>
          </table:table-cell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 table:number-rows-repeated="1048545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4:12:11.108978864</meta:creation-date>
    <meta:generator>LibreOffice/7.6.7.2$Linux_X86_64 LibreOffice_project/60$Build-2</meta:generator>
    <dc:date>2024-10-15T21:22:28.451286142</dc:date>
    <meta:editing-duration>PT7H10M15S</meta:editing-duration>
    <meta:editing-cycles>6</meta:editing-cycles>
    <meta:document-statistic meta:table-count="1" meta:cell-count="286" meta:object-count="0"/>
  </office:meta>
</office:document-meta>
</file>